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0T10:59:46.01</meta:creation-date>
    <meta:document-statistic meta:table-count="0" meta:image-count="0" meta:object-count="0" meta:page-count="1" meta:paragraph-count="0" meta:word-count="0" meta:character-count="0"/>
    <dc:date>2009-11-20T11:00:09.03</dc:date>
    <meta:editing-duration>PT00H00M23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400ed006e001e00d200d8004e008400a70079009900b50005005400f900d1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a58F7DDwSxSLpdV8HAGwF5ur75Q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a000680044004400d7002c0045002700b5004700c4000300f1005b00720035">
        <DigestMethod Algorithm="http://www.w3.org/2000/09/xmldsig#sha1"/>
        <DigestValue>miOb5/SuxBUn/HMhL1DR/2MXPoM=</DigestValue>
      </Reference>
    </SignedInfo>
    <SignatureValue>YVjKD2IzViG02RTcnzB0iU7bs+5PXMR70BbmIryD2Au0vDYBU4CSKz/4K4+spzGs
fDI1nfG+1AuR3jAtBYI1W1HhACVsrg2hVI4UPPcYS6sTsum1nTHH+Hx+YBwWEG35
8E3EesOB1fZIvBxaifu5n2Bds9rSIxLWvhdaB/L4maw=</SignatureValue>
    <KeyInfo>
      <X509Data>
        <X509IssuerSerial>
          <X509IssuerName>CN=Sub CA 2 Root 4, OU=Development, O=OpenOffice.org, ST=Hamburg, C=DE</X509IssuerName>
          <X509SerialNumber>4098</X509SerialNumber>
        </X509IssuerSerial>
        <X509Certificate>MIICyzCCAjSgAwIBAgICEAIwDQYJKoZIhvcNAQEFBQAwaDELMAkGA1UEBhMCREUx
EDAOBgNVBAgTB0hhbWJ1cmcxFzAVBgNVBAoTDk9wZW5PZmZpY2Uub3JnMRQwEgYD
VQQLEwtEZXZlbG9wbWVudDEYMBYGA1UEAxMPU3ViIENBIDIgUm9vdCA0MB4XDTA5
MTEyMDA5NTEwNVoXDTM0MTExNDA5NTEwNVowbzELMAkGA1UEBhMCREUxEDAOBgNV
BAgTB0hhbWJ1cmcxFzAVBgNVBAoTDk9wZW5PZmZpY2Uub3JnMRQwEgYDVQQLEwtE
ZXZlbG9wbWVudDEfMB0GA1UEAxMWVXNlciAyIFN1YiBDQSAyIFJvb3QgNDCBnzAN
BgkqhkiG9w0BAQEFAAOBjQAwgYkCgYEA9S1KuF052lhcPKV9TJi4MttDoBPLJfhb
C2ry4I3ej8bqxRwDv+CxyRSkhUvtlYf3iIiGnmU9bujFvhfmmwmORMEKIACutD26
aJ8+6nY8lmTup5FlMQP1/QHlYKBeYqA3e9vPcXhYzN10/LOxLmvz7K2sda7Y1kIo
CiBojSBKMGECAwEAAaN9MHswCwYDVR0PBAQDAgXgMCwGCWCGSAGG+EIBDQQfFh1P
cGVuU1NMIEdlbmVyYXRlZCBDZXJ0aWZpY2F0ZTAdBgNVHQ4EFgQUMuQR381U1oBn
aIU2oMUUiNaF28kwHwYDVR0jBBgwFoAUad62mcSV91r6QWtM9sNtiao3MZ0wDQYJ
KoZIhvcNAQEFBQADgYEA4cJdY0In9N+i8PVhw+Os97Ypqd00YwzMyXtcG6x3jxrh
9DvIloqJ9sDwxDu9brfnhFw4T9NmVdbT+HAfFM6f0wRovmuB/Gy2LzE93ipObGbA
wgnI777EiDko6GLaRGP0XPS7z0tUycDOtCd7HpwvkJ4Y2oonr+U36j+Zhvhd0cs=</X509Certificate>
      </X509Data>
    </KeyInfo>
    <Object>
      <SignatureProperties>
        <SignatureProperty Id="ID_00a000680044004400d7002c0045002700b5004700c4000300f1005b00720035" Target="#ID_005400ed006e001e00d200d8004e008400a70079009900b50005005400f900d1">
          <dc:date xmlns:dc="http://purl.org/dc/elements/1.1/">2009-11-20T11:00:33,32</dc:date>
        </SignatureProperty>
      </SignatureProperties>
    </Object>
  </Signature>
</document-signatures>
</file>